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3cm"/>
    </style:style>
    <style:style style:name="co3" style:family="table-column">
      <style:table-column-properties fo:break-before="auto" style:column-width="6.509cm"/>
    </style:style>
    <style:style style:name="co4" style:family="table-column">
      <style:table-column-properties fo:break-before="auto" style:column-width="12.363cm"/>
    </style:style>
    <style:style style:name="co5" style:family="table-column">
      <style:table-column-properties fo:break-before="auto" style:column-width="4.0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ce6"/>
        <table:table-column table:style-name="co1" table:number-columns-repeated="2" table:default-cell-style-name="ce7"/>
        <table:table-column table:style-name="co1" table:default-cell-style-name="ce6"/>
        <table:table-column table:style-name="co1" table:number-columns-repeated="2" table:default-cell-style-name="ce7"/>
        <table:table-column table:style-name="co1" table:default-cell-style-name="ce6"/>
        <table:table-row table:style-name="ro1">
          <table:table-cell office:value-type="string" calcext:value-type="string">
            <text:p>Lambda</text:p>
          </table:table-cell>
          <table:table-cell office:value-type="string" calcext:value-type="string">
            <text:p>Phi0_critico</text:p>
          </table:table-cell>
          <table:table-cell table:style-name="ce6" office:value-type="string" calcext:value-type="string">
            <text:p>Phi0_forte</text:p>
          </table:table-cell>
          <table:table-cell table:style-name="ce6" office:value-type="string" calcext:value-type="string">
            <text:p>Phi0_fraco</text:p>
          </table:table-cell>
          <table:table-cell office:value-type="string" calcext:value-type="string">
            <text:p>fine_tuning</text:p>
          </table:table-cell>
          <table:table-cell table:style-name="ce6" office:value-type="string" calcext:value-type="string">
            <text:p>pho</text:p>
          </table:table-cell>
          <table:table-cell/>
          <table:table-cell office:value-type="string" calcext:value-type="string">
            <text:p>proximo</text:p>
          </table:table-cell>
        </table:table-row>
        <table:table-row table:style-name="ro1" table:number-rows-repeated="2">
          <table:table-cell table:style-name="ce7" table:number-columns-repeated="2"/>
          <table:table-cell table:number-columns-repeated="2"/>
          <table:table-cell table:style-name="ce7"/>
          <table:table-cell table:number-columns-repeated="2"/>
          <table:table-cell table:style-name="ce7"/>
        </table:table-row>
        <table:table-row table:style-name="ro1">
          <table:table-cell office:value-type="float" office:value="-0.01" calcext:value-type="float">
            <text:p>-0,01</text:p>
          </table:table-cell>
          <table:table-cell office:value-type="float" office:value="0.3351545875" calcext:value-type="float">
            <text:p>0,3351545875</text:p>
          </table:table-cell>
          <table:table-cell table:style-name="ce6" office:value-type="float" office:value="0.3351546" calcext:value-type="float">
            <text:p>0,3351546</text:p>
          </table:table-cell>
          <table:table-cell table:style-name="ce6" office:value-type="string" calcext:value-type="string">
            <text:p>0.335154575</text:p>
          </table:table-cell>
          <table:table-cell office:value-type="float" office:value="0.0000000746" calcext:value-type="float">
            <text:p>7,46E-08</text:p>
          </table:table-cell>
          <table:table-cell table:style-name="ce6" office:value-type="string" calcext:value-type="string">
            <text:p>v</text:p>
          </table:table-cell>
          <table:table-cell/>
          <table:table-cell office:value-type="float" office:value="0.3351545875" calcext:value-type="float">
            <text:p>0,3351545875</text:p>
          </table:table-cell>
        </table:table-row>
        <table:table-row table:style-name="ro1">
          <table:table-cell office:value-type="float" office:value="-0.005" calcext:value-type="float">
            <text:p>-0,0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DIV/0!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1" calcext:value-type="float">
            <text:p>-0,001</text:p>
          </table:table-cell>
          <table:table-cell office:value-type="float" office:value="0.3363000495" calcext:value-type="float">
            <text:p>0,3363000495</text:p>
          </table:table-cell>
          <table:table-cell table:style-name="ce6" office:value-type="float" office:value="0.336300052" calcext:value-type="float">
            <text:p>0,336300052</text:p>
          </table:table-cell>
          <table:table-cell table:style-name="ce6" office:value-type="float" office:value="0.3363000478" calcext:value-type="float">
            <text:p>0,3363000478</text:p>
          </table:table-cell>
          <table:table-cell office:value-type="float" office:value="0.0000000125" calcext:value-type="float">
            <text:p>1,25E-08</text:p>
          </table:table-cell>
          <table:table-cell table:style-name="ce6" office:value-type="string" calcext:value-type="string">
            <text:p>v</text:p>
          </table:table-cell>
          <table:table-cell/>
          <table:table-cell office:value-type="float" office:value="0.3363000495" calcext:value-type="float">
            <text:p>0,3363000495</text:p>
          </table:table-cell>
        </table:table-row>
        <table:table-row table:style-name="ro1">
          <table:table-cell table:style-name="ce7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DIV/0!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1" calcext:value-type="float">
            <text:p>-0,0001</text:p>
          </table:table-cell>
          <table:table-cell office:value-type="float" office:value="0.375" calcext:value-type="float">
            <text:p>0,375</text:p>
          </table:table-cell>
          <table:table-cell table:style-name="ce6" office:value-type="float" office:value="0.5" calcext:value-type="float">
            <text:p>0,5</text:p>
          </table:table-cell>
          <table:table-cell table:style-name="ce6"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v</text:p>
          </table:table-cell>
          <table:table-cell/>
          <table:table-cell office:value-type="float" office:value="0.375" calcext:value-type="float">
            <text:p>0,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364266145" calcext:value-type="float">
            <text:p>0,3364266145</text:p>
          </table:table-cell>
          <table:table-cell table:style-name="ce6" office:value-type="float" office:value="0.3364266175" calcext:value-type="float">
            <text:p>0,3364266175</text:p>
          </table:table-cell>
          <table:table-cell table:style-name="ce6" office:value-type="float" office:value="0.3364266114" calcext:value-type="float">
            <text:p>0,3364266114</text:p>
          </table:table-cell>
          <table:table-cell office:value-type="float" office:value="0.0000000181" calcext:value-type="float">
            <text:p>1,81E-08</text:p>
          </table:table-cell>
          <table:table-cell table:number-columns-repeated="2"/>
          <table:table-cell office:value-type="float" office:value="0.3364266145" calcext:value-type="float">
            <text:p>0,3364266145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DIV/0!</text:p>
          </table:table-cell>
          <table:table-cell table:style-name="ce6" office:value-type="string" calcext:value-type="string">
            <text:p>v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7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DIV/0!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3365540011" calcext:value-type="float">
            <text:p>0,3365540011</text:p>
          </table:table-cell>
          <table:table-cell table:style-name="ce6" office:value-type="float" office:value="0.3365540163" calcext:value-type="float">
            <text:p>0,3365540163</text:p>
          </table:table-cell>
          <table:table-cell table:style-name="ce6" office:value-type="float" office:value="0.3365539858" calcext:value-type="float">
            <text:p>0,3365539858</text:p>
          </table:table-cell>
          <table:table-cell office:value-type="float" office:value="0.0000000906" calcext:value-type="float">
            <text:p>9,06E-08</text:p>
          </table:table-cell>
          <table:table-cell table:style-name="ce6" office:value-type="string" calcext:value-type="string">
            <text:p>v</text:p>
          </table:table-cell>
          <table:table-cell/>
          <table:table-cell office:value-type="float" office:value="0.3365540011" calcext:value-type="float">
            <text:p>0,3365540011</text:p>
          </table:table-cell>
        </table:table-row>
        <table:table-row table:style-name="ro1">
          <table:table-cell office:value-type="float" office:value="0.005" calcext:value-type="float">
            <text:p>0,005</text:p>
          </table:table-cell>
          <table:table-cell office:value-type="float" office:value="0.337063875" calcext:value-type="float">
            <text:p>0,337063875</text:p>
          </table:table-cell>
          <table:table-cell table:style-name="ce6" office:value-type="float" office:value="0.3370638767" calcext:value-type="float">
            <text:p>0,3370638767</text:p>
          </table:table-cell>
          <table:table-cell table:style-name="ce6" office:value-type="float" office:value="0.3370638733" calcext:value-type="float">
            <text:p>0,3370638733</text:p>
          </table:table-cell>
          <table:table-cell office:value-type="float" office:value="0.00000001" calcext:value-type="float">
            <text:p>1E-08</text:p>
          </table:table-cell>
          <table:table-cell table:number-columns-repeated="2"/>
          <table:table-cell office:value-type="float" office:value="0.337063875" calcext:value-type="float">
            <text:p>0,337063875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#DIV/0!</text:p>
          </table:table-cell>
          <table:table-cell table:style-name="ce6" office:value-type="string" calcext:value-type="string">
            <text:p>v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table:style-name="ce7"/>
          <table:table-cell table:number-columns-repeated="2"/>
          <table:table-cell office:value-type="string" calcext:value-type="string">
            <text:p>#DIV/0!</text:p>
          </table:table-cell>
          <table:table-cell table:number-columns-repeated="2"/>
          <table:table-cell table:style-name="ce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</table:table-row>
      </table:table>
      <table:table table:name="lamba -0.0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ce4"/>
        <table:table-row table:style-name="ro1">
          <table:table-cell/>
          <table:table-cell office:value-type="string" calcext:value-type="string">
            <text:p>fraco</text:p>
          </table:table-cell>
          <table:table-cell office:value-type="string" calcext:value-type="string">
            <text:p>forte</text:p>
          </table:table-cell>
          <table:table-cell office:value-type="string" calcext:value-type="string">
            <text:p>próximo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1">
          <table:table-cell/>
          <table:table-cell table:style-name="ce5" office:value-type="float" office:value="0.335154575" calcext:value-type="float">
            <text:p>0,335154575</text:p>
          </table:table-cell>
          <table:table-cell office:value-type="float" office:value="0.3352" calcext:value-type="float">
            <text:p>0,3352</text:p>
          </table:table-cell>
          <table:table-cell table:style-name="ce6" table:formula="of:=([.B2]+[.C2])/2" office:value-type="float" office:value="0.3351772875" calcext:value-type="float">
            <text:p>0,3351772875</text:p>
          </table:table-cell>
          <table:table-cell/>
          <table:table-cell table:formula="of:=([.C2]-[.B2])/[.C2]" office:value-type="float" office:value="0.000135516109785167" calcext:value-type="float">
            <text:p>1,36E-04</text:p>
          </table:table-cell>
        </table:table-row>
        <table:table-row table:style-name="ro1">
          <table:table-cell/>
          <table:table-cell table:style-name="ce5" office:value-type="float" office:value="0.335154575" calcext:value-type="float">
            <text:p>0,335154575</text:p>
          </table:table-cell>
          <table:table-cell office:value-type="float" office:value="0.3351772875" calcext:value-type="float">
            <text:p>0,3351772875</text:p>
          </table:table-cell>
          <table:table-cell table:style-name="ce6" table:formula="of:=([.B3]+[.C3])/2" office:value-type="float" office:value="0.33516593125" calcext:value-type="float">
            <text:p>0,33516593125</text:p>
          </table:table-cell>
          <table:table-cell/>
          <table:table-cell table:formula="of:=([.C3]-[.B3])/[.C3]" office:value-type="float" office:value="0.0000677626463577777" calcext:value-type="float">
            <text:p>6,78E-05</text:p>
          </table:table-cell>
        </table:table-row>
        <table:table-row table:style-name="ro1">
          <table:table-cell/>
          <table:table-cell table:style-name="ce5" office:value-type="float" office:value="0.335154575" calcext:value-type="float">
            <text:p>0,335154575</text:p>
          </table:table-cell>
          <table:table-cell office:value-type="float" office:value="0.33516593125" calcext:value-type="float">
            <text:p>0,33516593125</text:p>
          </table:table-cell>
          <table:table-cell table:style-name="ce6" table:formula="of:=([.B4]+[.C4])/2" office:value-type="float" office:value="0.335160253125" calcext:value-type="float">
            <text:p>0,335160253125</text:p>
          </table:table-cell>
          <table:table-cell/>
          <table:table-cell table:formula="of:=([.C4]-[.B4])/[.C4]" office:value-type="float" office:value="0.0000338824711617616" calcext:value-type="float">
            <text:p>3,39E-05</text:p>
          </table:table-cell>
        </table:table-row>
        <table:table-row table:style-name="ro1">
          <table:table-cell/>
          <table:table-cell table:style-name="ce5" office:value-type="float" office:value="0.335154575" calcext:value-type="float">
            <text:p>0,335154575</text:p>
          </table:table-cell>
          <table:table-cell office:value-type="float" office:value="0.335160253125" calcext:value-type="float">
            <text:p>0,335160253125</text:p>
          </table:table-cell>
          <table:table-cell table:style-name="ce6" table:formula="of:=([.B5]+[.C5])/2" office:value-type="float" office:value="0.3351574140625" calcext:value-type="float">
            <text:p>0,3351574140625</text:p>
          </table:table-cell>
          <table:table-cell/>
          <table:table-cell table:formula="of:=([.C5]-[.B5])/[.C5]" office:value-type="float" office:value="0.0000169415225911233" calcext:value-type="float">
            <text:p>1,69E-05</text:p>
          </table:table-cell>
        </table:table-row>
        <table:table-row table:style-name="ro1">
          <table:table-cell/>
          <table:table-cell table:style-name="ce5" office:value-type="float" office:value="0.335154575" calcext:value-type="float">
            <text:p>0,335154575</text:p>
          </table:table-cell>
          <table:table-cell office:value-type="float" office:value="0.3351574140625" calcext:value-type="float">
            <text:p>0,3351574140625</text:p>
          </table:table-cell>
          <table:table-cell table:style-name="ce6" table:formula="of:=([.B6]+[.C6])/2" office:value-type="float" office:value="0.33515599453125" calcext:value-type="float">
            <text:p>0,33515599453125</text:p>
          </table:table-cell>
          <table:table-cell/>
          <table:table-cell table:formula="of:=([.C6]-[.B6])/[.C6]" office:value-type="float" office:value="0.00000847083304996638" calcext:value-type="float">
            <text:p>8,47E-06</text:p>
          </table:table-cell>
        </table:table-row>
        <table:table-row table:style-name="ro1">
          <table:table-cell/>
          <table:table-cell office:value-type="float" office:value="0.33515599453125" calcext:value-type="float">
            <text:p>0,33515599453125</text:p>
          </table:table-cell>
          <table:table-cell office:value-type="float" office:value="0.3351574140625" calcext:value-type="float">
            <text:p>0,3351574140625</text:p>
          </table:table-cell>
          <table:table-cell table:style-name="ce6" table:formula="of:=([.B7]+[.C7])/2" office:value-type="float" office:value="0.335156704296875" calcext:value-type="float">
            <text:p>0,335156704296875</text:p>
          </table:table-cell>
          <table:table-cell/>
          <table:table-cell table:formula="of:=([.C7]-[.B7])/[.C7]" office:value-type="float" office:value="0.00000423541652498319" calcext:value-type="float">
            <text:p>4,24E-06</text:p>
          </table:table-cell>
        </table:table-row>
        <table:table-row table:style-name="ro1">
          <table:table-cell/>
          <table:table-cell office:value-type="float" office:value="0.335156704296875" calcext:value-type="float">
            <text:p>0,335156704296875</text:p>
          </table:table-cell>
          <table:table-cell office:value-type="float" office:value="0.3351574140625" calcext:value-type="float">
            <text:p>0,3351574140625</text:p>
          </table:table-cell>
          <table:table-cell table:style-name="ce6" table:formula="of:=([.B8]+[.C8])/2" office:value-type="float" office:value="0.335157059179688" calcext:value-type="float">
            <text:p>0,335157059179688</text:p>
          </table:table-cell>
          <table:table-cell/>
          <table:table-cell table:formula="of:=([.C8]-[.B8])/[.C8]" office:value-type="float" office:value="0.00000211770826232597" calcext:value-type="float">
            <text:p>2,12E-06</text:p>
          </table:table-cell>
        </table:table-row>
        <table:table-row table:style-name="ro1">
          <table:table-cell/>
          <table:table-cell office:value-type="float" office:value="0.335156704296875" calcext:value-type="float">
            <text:p>0,335156704296875</text:p>
          </table:table-cell>
          <table:table-cell office:value-type="float" office:value="0.335157059179688" calcext:value-type="float">
            <text:p>0,335157059179688</text:p>
          </table:table-cell>
          <table:table-cell table:style-name="ce6" table:formula="of:=([.B9]+[.C9])/2" office:value-type="float" office:value="0.335156881738281" calcext:value-type="float">
            <text:p>0,335156881738281</text:p>
          </table:table-cell>
          <table:table-cell/>
          <table:table-cell table:formula="of:=([.C9]-[.B9])/[.C9]" office:value-type="float" office:value="0.00000105885525382689" calcext:value-type="float">
            <text:p>1,06E-06</text:p>
          </table:table-cell>
        </table:table-row>
        <table:table-row table:style-name="ro1">
          <table:table-cell/>
          <table:table-cell office:value-type="float" office:value="0.335156704296875" calcext:value-type="float">
            <text:p>0,335156704296875</text:p>
          </table:table-cell>
          <table:table-cell office:value-type="float" office:value="0.335156881738281" calcext:value-type="float">
            <text:p>0,335156881738281</text:p>
          </table:table-cell>
          <table:table-cell table:style-name="ce6" table:formula="of:=([.B10]+[.C10])/2" office:value-type="float" office:value="0.335156793017578" calcext:value-type="float">
            <text:p>0,335156793017578</text:p>
          </table:table-cell>
          <table:table-cell/>
          <table:table-cell table:formula="of:=([.C10]-[.B10])/[.C10]" office:value-type="float" office:value="0.000000529427905633745" calcext:value-type="float">
            <text:p>5,29E-07</text:p>
          </table:table-cell>
        </table:table-row>
        <table:table-row table:style-name="ro1">
          <table:table-cell/>
          <table:table-cell office:value-type="float" office:value="0.335156793017578" calcext:value-type="float">
            <text:p>0,335156793017578</text:p>
          </table:table-cell>
          <table:table-cell office:value-type="float" office:value="0.335156881738281" calcext:value-type="float">
            <text:p>0,335156881738281</text:p>
          </table:table-cell>
          <table:table-cell table:style-name="ce6" table:formula="of:=([.B11]+[.C11])/2" office:value-type="float" office:value="0.335156837377929" calcext:value-type="float">
            <text:p>0,335156837377929</text:p>
          </table:table-cell>
          <table:table-cell/>
          <table:table-cell table:formula="of:=([.C11]-[.B11])/[.C11]" office:value-type="float" office:value="0.000000264713952899686" calcext:value-type="float">
            <text:p>2,65E-07</text:p>
          </table:table-cell>
        </table:table-row>
        <table:table-row table:style-name="ro1">
          <table:table-cell/>
          <table:table-cell office:value-type="float" office:value="0.335156837377929" calcext:value-type="float">
            <text:p>0,335156837377929</text:p>
          </table:table-cell>
          <table:table-cell office:value-type="float" office:value="0.335156881738281" calcext:value-type="float">
            <text:p>0,335156881738281</text:p>
          </table:table-cell>
          <table:table-cell table:style-name="ce6" table:formula="of:=([.B12]+[.C12])/2" office:value-type="float" office:value="0.335156859558105" calcext:value-type="float">
            <text:p>0,335156859558105</text:p>
          </table:table-cell>
          <table:table-cell/>
          <table:table-cell table:formula="of:=([.C12]-[.B12])/[.C12]" office:value-type="float" office:value="0.000000132356977940489" calcext:value-type="float">
            <text:p>1,32E-07</text:p>
          </table:table-cell>
        </table:table-row>
        <table:table-row table:style-name="ro1">
          <table:table-cell/>
          <table:table-cell office:value-type="float" office:value="0.335156837377929" calcext:value-type="float">
            <text:p>0,335156837377929</text:p>
          </table:table-cell>
          <table:table-cell office:value-type="float" office:value="0.335156859558105" calcext:value-type="float">
            <text:p>0,335156859558105</text:p>
          </table:table-cell>
          <table:table-cell table:style-name="ce6" table:formula="of:=([.B13]+[.C13])/2" office:value-type="float" office:value="0.335156848468017" calcext:value-type="float">
            <text:p>0,335156848468017</text:p>
          </table:table-cell>
          <table:table-cell/>
          <table:table-cell table:formula="of:=([.C13]-[.B13])/[.C13]" office:value-type="float" office:value="0.000000066178493432651" calcext:value-type="float">
            <text:p>6,62E-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</text:p>
          </table:table-cell>
          <table:table-cell table:style-name="ce6" table:formula="of:=([.B14]+[.C14])/2" office:value-type="string" office:string-value="" calcext:value-type="error">
            <text:p>#VALUE!</text:p>
          </table:table-cell>
          <table:table-cell/>
          <table:table-cell table:formula="of:=([.C14]-[.B14])/[.C14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3"/>
          <table:table-cell table:style-name="ce6" table:formula="of:=([.B15]+[.C15])/2" office:value-type="float" office:value="0" calcext:value-type="float">
            <text:p>0</text:p>
          </table:table-cell>
          <table:table-cell/>
          <table:table-cell table:formula="of:=([.C15]-[.B15])/[.C1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style-name="ce6" table:formula="of:=([.B16]+[.C16])/2" office:value-type="float" office:value="0" calcext:value-type="float">
            <text:p>0</text:p>
          </table:table-cell>
          <table:table-cell/>
          <table:table-cell table:formula="of:=([.C16]-[.B16])/[.C16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([.C17]-[.B17])/[.C1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([.C18]-[.B18])/[.C18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([.C19]-[.B19])/[.C1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([.C20]-[.B20])/[.C20]" office:value-type="string" office:string-value="" calcext:value-type="error">
            <text:p>#DIV/0!</text:p>
          </table:table-cell>
        </table:table-row>
        <table:table-row table:style-name="ro1" table:number-rows-repeated="104855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5">00/00/0000</text:date>, <text:time style:data-style-name="N2" text:time-value="21:13:48.68567271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3T07:04:26.313558448</meta:creation-date>
    <dc:date>2024-01-05T22:51:18.924845586</dc:date>
    <meta:editing-duration>P1DT17H26M36S</meta:editing-duration>
    <meta:editing-cycles>17</meta:editing-cycles>
    <meta:generator>LibreOffice/6.4.7.2$Linux_X86_64 LibreOffice_project/40$Build-2</meta:generator>
    <meta:document-statistic meta:table-count="2" meta:cell-count="133" meta:object-count="0"/>
  </office:meta>
</office:document-meta>
</file>